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row table:style-name="ro1">
          <table:table-cell table:style-name="ce1" office:value-type="string" calcext:value-type="string">
            <text:p>Payload (porcentagem da massa do corpo)</text:p>
          </table:table-cell>
          <table:table-cell table:style-name="ce1" office:value-type="string" calcext:value-type="string">
            <text:p>End time (s)</text:p>
          </table:table-cell>
          <table:table-cell table:style-name="ce1" office:value-type="string" calcext:value-type="string">
            <text:p>Distúrbio (m/s²)</text:p>
          </table:table-cell>
          <table:table-cell table:style-name="ce1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office:value-type="string" calcext:value-type="string">
            <text:p>Loop do controle (mS)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m</text:p>
          </table:table-cell>
          <table:table-cell office:value-type="string" calcext:value-type="string">
            <text:p>Nenhuma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1"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Nao</text:p>
          </table:table-cell>
          <table:table-cell office:value-type="string" calcext:value-type="string">
            <text:p>Motor 1 70%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Motor 1 50%</text:p>
          </table:table-cell>
          <table:table-cell table:style-name="Default" table:number-columns-repeated="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.5" calcext:value-type="float">
            <text:p>4,5</text:p>
          </table:table-cell>
          <table:table-cell table:style-name="ce1"/>
          <table:table-cell office:value-type="string" calcext:value-type="string">
            <text:p>Motor 1 0%</text:p>
          </table:table-cell>
          <table:table-cell table:style-name="Default" table:number-columns-repeated="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Motor 8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8 5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8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0% | Motor 7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0% | Motor 7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7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7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3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3 0%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formula="of:=SUM([.A32:.C32]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33:.C33])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34:.C34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35:.C35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36:.C36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37:.C37])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38:.C38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39:.C39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40:.C40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41:.C41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2:.C42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3:.C43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4:.C44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5:.C45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6:.C46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47:.C47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48:.C48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49:.C49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50:.C50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51:.C51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2:.C5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3:.C5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4:.C5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5:.C5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6:.C5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57:.C57])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58:.C58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59:.C59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60:.C60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61:.C61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62:.C62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formula="of:=SUM([.A63:.C63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64:.C64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65:.C65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66:.C66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67:.C67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68:.C68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69:.C69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70:.C70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71:.C71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2:.C7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3:.C7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4:.C7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5:.C7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6:.C7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77:.C77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78:.C78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79:.C79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80:.C80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81:.C81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2:.C82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3:.C83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4:.C84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5:.C85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6:.C86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87:.C87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88:.C88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89:.C89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90:.C90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91:.C91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SUM([.A92:.C9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SUM([.A93:.C9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formula="of:=SUM([.A94:.C9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SUM([.A95:.C9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SUM([.A96:.C9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97:.C97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98:.C98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99:.C99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100:.C100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101:.C101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2:.C102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3:.C103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4:.C104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5:.C105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6:.C106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07:.C107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08:.C108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09:.C109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10:.C110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11:.C111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2:.C11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3:.C11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4:.C11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5:.C11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6:.C11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17:.C117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18:.C118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19:.C119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20:.C120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21:.C121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22:.C122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23:.C123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24:.C124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formula="of:=SUM([.A125:.C125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26:.C126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27:.C127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28:.C128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29:.C129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30:.C130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31:.C131])" office:value-type="float" office:value="11" calcext:value-type="float">
            <text:p>11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2:.C13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3:.C13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4:.C13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5:.C13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6:.C13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37:.C137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38:.C138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39:.C139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40:.C140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41:.C141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2:.C142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3:.C143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4:.C144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5:.C145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6:.C146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47:.C147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48:.C148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49:.C149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50:.C150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51:.C151])" office:value-type="float" office:value="11" calcext:value-type="float">
            <text:p>11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formula="of:=SUM([.A152:.C152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formula="of:=SUM([.A153:.C153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formula="of:=SUM([.A154:.C154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formula="of:=SUM([.A155:.C155])" office:value-type="float" office:value="11" calcext:value-type="float">
            <text:p>11</text:p>
          </table:table-cell>
          <table:table-cell table:style-name="Default" table:number-columns-repeated="4"/>
        </table:table-row>
        <table:table-row table:style-name="ro1">
          <table:table-cell table:number-columns-repeated="3" table:style-name="ce1" office:value-type="float" office:value="4" calcext:value-type="float">
            <text:p>4</text:p>
          </table:table-cell>
          <table:table-cell table:formula="of:=SUM([.A156:.C156])" office:value-type="float" office:value="12" calcext:value-type="float">
            <text:p>12</text:p>
          </table:table-cell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formula="of:=SUM([.A159:.C1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160:.C16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161:.C16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162:.C16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163:.C16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164:.C16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165:.C16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166:.C166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167:.C16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formula="of:=SUM([.A168:.C168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69:.C169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170:.C17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171:.C17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172:.C172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173:.C17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74:.C17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75:.C17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176:.C176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177:.C177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78:.C17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179:.C179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80:.C18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81:.C181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182:.C182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83:.C18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84:.C18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185:.C185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186:.C186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formula="of:=SUM([.A187:.C187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188:.C188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189:.C189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190:.C190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191:.C191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192:.C19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193:.C193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194:.C194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195:.C195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196:.C196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197:.C197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198:.C198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199:.C199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200:.C200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01:.C201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202:.C202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03:.C20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204:.C204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05:.C205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06:.C206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207:.C207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08:.C208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209:.C209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10:.C210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11:.C211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12:.C212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213:.C213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14:.C214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215:.C215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16:.C216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17:.C217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18:.C218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219:.C219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20:.C220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21:.C221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222:.C222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23:.C223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224:.C224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225:.C225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26:.C226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27:.C227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28:.C228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29:.C229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30:.C230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31:.C231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32:.C232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233:.C233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34:.C234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35:.C235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36:.C236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237:.C237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238:.C238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39:.C239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240:.C240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241:.C241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42:.C242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43:.C243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244:.C244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245:.C245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246:.C246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47:.C247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48:.C248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249:.C249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50:.C250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251:.C251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52:.C252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53:.C253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54:.C254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55:.C255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56:.C256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257:.C257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58:.C258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59:.C259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60:.C260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61:.C261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62:.C262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63:.C263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64:.C264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65:.C265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66:.C266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67:.C267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68:.C268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formula="of:=SUM([.A269:.C269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70:.C270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71:.C271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formula="of:=SUM([.A272:.C272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73:.C273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9" calcext:value-type="float">
            <text:p>9</text:p>
          </table:table-cell>
          <table:table-cell table:formula="of:=SUM([.A274:.C274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75:.C275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formula="of:=SUM([.A276:.C276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277:.C277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78:.C278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79:.C279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80:.C280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81:.C281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formula="of:=SUM([.A282:.C282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12" calcext:value-type="float">
            <text:p>12</text:p>
          </table:table-cell>
          <table:table-cell table:formula="of:=SUM([.A283:.C283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nto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formula="of:=SUM([.A287:.C28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288:.C28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89:.C289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290:.C290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91:.C291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292:.C292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293:.C29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formula="of:=SUM([.A294:.C294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295:.C295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96:.C296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297:.C297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98:.C298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99:.C299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300:.C300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01:.C301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302:.C302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03:.C303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304:.C304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05:.C305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06:.C306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307:.C307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308:.C308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309:.C309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10:.C310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11:.C311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312:.C312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9" calcext:value-type="float">
            <text:p>9</text:p>
          </table:table-cell>
          <table:table-cell table:formula="of:=SUM([.A313:.C313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314:.C314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15:.C315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16:.C316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317:.C317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18:.C318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319:.C319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20:.C320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21:.C321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22:.C322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323:.C323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24:.C324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25:.C325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326:.C326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27:.C327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328:.C328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29:.C329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30:.C330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31:.C331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32:.C332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33:.C333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34:.C334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35:.C335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36:.C336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37:.C337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338:.C338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39:.C339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40:.C340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41:.C341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42:.C342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formula="of:=SUM([.A343:.C343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44:.C344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45:.C345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formula="of:=SUM([.A346:.C346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47:.C347]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48:.C348]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formula="of:=SUM([.A349:.C349]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27" calcext:value-type="float">
            <text:p>27</text:p>
          </table:table-cell>
          <table:table-cell table:formula="of:=SUM([.A350:.C350])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351:.C351])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52:.C352])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53:.C353])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354:.C354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55:.C355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356:.C356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357:.C357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58:.C358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59:.C359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360:.C360])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361:.C361])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62:.C362])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363:.C363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64:.C364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365:.C365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366:.C366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67:.C367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68:.C368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69:.C369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370:.C370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71:.C371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372:.C372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73:.C373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74:.C374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375:.C375])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376:.C376])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77:.C377])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78:.C378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79:.C379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80:.C380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81:.C381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82:.C382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83:.C383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84:.C384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385:.C385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86:.C386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87:.C387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88:.C388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89:.C389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90:.C390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391:.C391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92:.C392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93:.C393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94:.C394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95:.C395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formula="of:=SUM([.A396:.C396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97:.C397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98:.C398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99:.C399])"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400:.C400])"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formula="of:=SUM([.A401:.C401])"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402:.C402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403:.C403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formula="of:=SUM([.A404:.C404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405:.C405])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406:.C406])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formula="of:=SUM([.A407:.C407])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408:.C408])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409:.C409])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formula="of:=SUM([.A410:.C410])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81" calcext:value-type="float">
            <text:p>81</text:p>
          </table:table-cell>
          <table:table-cell table:formula="of:=SUM([.A411:.C411])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taçao com 3</text:p>
          </table:table-cell>
          <table:table-cell table:number-columns-repeated="7"/>
        </table:table-row>
        <table:table-row table:style-name="ro1" table:number-rows-repeated="10481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87:Sheet1.D41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14:14:33.669055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9-01-10T13:52:30.755347923</dc:date>
    <meta:editing-duration>P1DT5H21M13S</meta:editing-duration>
    <meta:editing-cycles>5</meta:editing-cycles>
    <meta:generator>LibreOffice/5.1.6.2$Linux_X86_64 LibreOffice_project/10m0$Build-2</meta:generator>
    <meta:document-statistic meta:table-count="1" meta:cell-count="1555" meta:object-count="0"/>
  </office:meta>
</office:document-meta>
</file>